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T7" style:parent-style-name="DefaultParagraphFont" style:family="text">
      <style:text-properties style:font-name="Wingdings" style:font-name-asian="Wingdings" style:font-name-complex="Wingdings" fo:background-color="#FFFF00" fo:language="en" fo:country="US"/>
    </style:style>
    <style:style style:name="T8" style:parent-style-name="DefaultParagraphFont" style:family="text">
      <style:text-properties fo:background-color="#FFFF00" fo:language="en" fo:country="US"/>
    </style:style>
    <style:style style:name="T9" style:parent-style-name="DefaultParagraphFont" style:family="text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font-weight="bold" style:font-weight-asian="bold"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font-weight="bold" style:font-weight-asian="bold"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T17" style:parent-style-name="DefaultParagraphFont" style:family="text">
      <style:text-properties style:font-name="Wingdings" style:font-name-asian="Wingdings" style:font-name-complex="Wingdings" fo:background-color="#FFFF00" fo:language="en" fo:country="US"/>
    </style:style>
    <style:style style:name="T18" style:parent-style-name="DefaultParagraphFont" style:family="text">
      <style:text-properties fo:background-color="#FFFF00" fo:language="en" fo:country="US"/>
    </style:style>
    <style:style style:name="T19" style:parent-style-name="DefaultParagraphFont" style:family="text">
      <style:text-properties fo:language="en" fo:country="US"/>
    </style:style>
    <style:style style:name="P20" style:parent-style-name="Normal" style:family="paragraph">
      <style:text-properties fo:font-weight="bold" style:font-weight-asian="bold"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T23" style:parent-style-name="DefaultParagraphFont" style:family="text">
      <style:text-properties style:font-name="Wingdings" style:font-name-asian="Wingdings" style:font-name-complex="Wingdings" fo:background-color="#FFFF00" fo:language="en" fo:country="US"/>
    </style:style>
    <style:style style:name="T24" style:parent-style-name="DefaultParagraphFont" style:family="text">
      <style:text-properties fo:background-color="#FFFF00" fo:language="en" fo:country="US"/>
    </style:style>
    <style:style style:name="T25" style:parent-style-name="DefaultParagraphFont" style:family="text">
      <style:text-properties style:font-name="Wingdings" style:font-name-asian="Wingdings" style:font-name-complex="Wingdings" fo:background-color="#FFFF00" fo:language="en" fo:country="US"/>
    </style:style>
    <style:style style:name="T26" style:parent-style-name="DefaultParagraphFont" style:family="text">
      <style:text-properties fo:background-color="#FFFF00" fo:language="en" fo:country="US"/>
    </style:style>
    <style:style style:name="T27" style:parent-style-name="DefaultParagraphFont" style:family="text">
      <style:text-properties fo:language="en" fo:country="US"/>
    </style:style>
    <style:style style:name="T28" style:parent-style-name="DefaultParagraphFont" style:family="text">
      <style:text-properties fo:language="en" fo:country="US"/>
    </style:style>
    <style:style style:name="T29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30" style:parent-style-name="DefaultParagraphFont" style:family="text">
      <style:text-properties fo:language="en" fo:country="US"/>
    </style:style>
    <style:style style:name="T31" style:parent-style-name="DefaultParagraphFont" style:family="text">
      <style:text-properties style:font-name="Wingdings" style:font-name-asian="Wingdings" style:font-name-complex="Wingdings" fo:background-color="#FFFF00" fo:language="en" fo:country="US"/>
    </style:style>
    <style:style style:name="T32" style:parent-style-name="DefaultParagraphFont" style:family="text">
      <style:text-properties fo:background-color="#FFFF00" fo:language="en" fo:country="US"/>
    </style:style>
    <style:style style:name="P33" style:parent-style-name="Normal" style:family="paragraph">
      <style:text-properties fo:language="en" fo:country="US"/>
    </style:style>
    <style:style style:name="T34" style:parent-style-name="DefaultParagraphFont" style:family="text">
      <style:text-properties style:font-name="Wingdings" style:font-name-asian="Wingdings" style:font-name-complex="Wingdings" fo:background-color="#FFFF00" fo:language="en" fo:country="US"/>
    </style:style>
    <style:style style:name="T35" style:parent-style-name="DefaultParagraphFont" style:family="text">
      <style:text-properties fo:background-color="#FFFF00" fo:language="en" fo:country="US"/>
    </style:style>
    <style:style style:name="T36" style:parent-style-name="DefaultParagraphFont" style:family="text">
      <style:text-properties style:font-name="Wingdings" style:font-name-asian="Wingdings" style:font-name-complex="Wingdings" fo:background-color="#FFFF00" fo:language="en" fo:country="US"/>
    </style:style>
    <style:style style:name="T37" style:parent-style-name="DefaultParagraphFont" style:family="text">
      <style:text-properties fo:background-color="#FFFF00" fo:language="en" fo:country="US"/>
    </style:style>
    <style:style style:name="T38" style:parent-style-name="DefaultParagraphFont" style:family="text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P47" style:parent-style-name="Normal" style:family="paragraph"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P49" style:parent-style-name="Normal" style:family="paragraph">
      <style:text-properties fo:language="en" fo:country="US"/>
    </style:style>
    <style:style style:name="P50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en" fo:country="US"/>
    </style:style>
    <style:style style:name="P51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en" fo:country="US"/>
    </style:style>
    <style:style style:name="P5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en" fo:country="US"/>
    </style:style>
    <style:style style:name="P53" style:parent-style-name="Normal" style:family="paragraph">
      <style:text-properties fo:language="en" fo:country="US"/>
    </style:style>
    <style:style style:name="T54" style:parent-style-name="DefaultParagraphFont" style:family="text">
      <style:text-properties fo:language="en" fo:country="US"/>
    </style:style>
    <style:style style:name="T55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56" style:parent-style-name="DefaultParagraphFont" style:family="text">
      <style:text-properties fo:language="en" fo:country="US"/>
    </style:style>
    <style:style style:name="T57" style:parent-style-name="DefaultParagraphFont" style:family="text">
      <style:text-properties fo:language="en" fo:country="US"/>
    </style:style>
    <style:style style:name="T58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59" style:parent-style-name="DefaultParagraphFont" style:family="text">
      <style:text-properties fo:language="en" fo:country="US"/>
    </style:style>
    <style:style style:name="T60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61" style:parent-style-name="DefaultParagraphFont" style:family="text">
      <style:text-properties fo:language="en" fo:country="US"/>
    </style:style>
    <style:style style:name="T62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63" style:parent-style-name="DefaultParagraphFont" style:family="text">
      <style:text-properties fo:language="en" fo:country="US"/>
    </style:style>
    <style:style style:name="T64" style:parent-style-name="DefaultParagraphFont" style:family="text">
      <style:text-properties fo:language="en" fo:country="US"/>
    </style:style>
    <style:style style:name="T65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66" style:parent-style-name="DefaultParagraphFont" style:family="text">
      <style:text-properties fo:language="en" fo:country="US"/>
    </style:style>
    <style:style style:name="T67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68" style:parent-style-name="DefaultParagraphFont" style:family="text">
      <style:text-properties fo:language="en" fo:country="US"/>
    </style:style>
    <style:style style:name="T69" style:parent-style-name="DefaultParagraphFont" style:family="text">
      <style:text-properties fo:language="en" fo:country="US"/>
    </style:style>
    <style:style style:name="T70" style:parent-style-name="DefaultParagraphFont" style:family="text">
      <style:text-properties fo:language="en" fo:country="US"/>
    </style:style>
    <style:style style:name="T71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72" style:parent-style-name="DefaultParagraphFont" style:family="text">
      <style:text-properties fo:language="en" fo:country="US"/>
    </style:style>
    <style:style style:name="T73" style:parent-style-name="DefaultParagraphFont" style:family="text">
      <style:text-properties fo:language="en" fo:country="US"/>
    </style:style>
    <style:style style:name="T74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75" style:parent-style-name="DefaultParagraphFont" style:family="text">
      <style:text-properties fo:language="en" fo:country="US"/>
    </style:style>
    <style:style style:name="T76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T77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Jenkins Pipeline :</text:p>
      <text:p text:style-name="P2"/>
      <text:p text:style-name="P3">1.Jenkins – CI/CD Tool<text:s/></text:p>
      <text:p text:style-name="P4">2.Connect with Maven / Artificatiry , Git ,SSH ,Linux , windows<text:s/></text:p>
      <text:p text:style-name="P5">3.Jenkins – Manage Jenkins<text:s/></text:p>
      <text:p text:style-name="P6">------------------------------------------------------------------------------------------------------------------------------------</text:p>
      <text:p text:style-name="Normal"><text:span text:style-name="T7"></text:span><text:span text:style-name="T8"><text:s/>Configure system</text:span><text:span text:style-name="T9"><text:s/></text:span></text:p>
      <text:p text:style-name="P10">[ALL GLOBAL PROPERTIES]</text:p>
      <text:p text:style-name="P11">Maven:</text:p>
      <text:p text:style-name="P12"><text:tab/>Global Variable Name : &lt;Project Name&gt;</text:p>
      <text:p text:style-name="P13"><text:tab/>Global Variable Value : &lt;Sprint Num&gt;</text:p>
      <text:p text:style-name="P14">Git<text:s/></text:p>
      <text:p text:style-name="P15"><text:tab/>Global Config Username Value<text:s/></text:p>
      <text:p text:style-name="P16"><text:tab/>Global Config user <text:s/>mail Value<text:s/></text:p>
      <text:p text:style-name="Normal"><text:span text:style-name="T17"></text:span><text:span text:style-name="T18">Configure Global Security</text:span><text:span text:style-name="T19"><text:s/></text:span></text:p>
      <text:p text:style-name="P20">LDAP</text:p>
      <text:p text:style-name="P21"><text:tab/>LDAP –(Server) – Authentication Database<text:s/></text:p>
      <text:p text:style-name="P22"><text:tab/></text:p>
      <text:p text:style-name="Normal"><text:span text:style-name="T23"></text:span><text:span text:style-name="T24"><text:s/>Jenkins – Manage Jenkins –&gt;Manage Plugins<text:s/></text:span><text:span text:style-name="T25"></text:span><text:span text:style-name="T26"><text:s/>Plugin Manager</text:span><text:span text:style-name="T27"><text:s/></text:span></text:p>
      <text:p text:style-name="Normal"><text:span text:style-name="T28"><text:tab/>Selenium<text:s/></text:span><text:span text:style-name="T29"></text:span><text:span text:style-name="T30"><text:s/>It will reflect in Global and Individual Jobs<text:s/></text:span></text:p>
      <text:p text:style-name="Normal"><text:span text:style-name="T31"></text:span><text:span text:style-name="T32">Jenkins – Manage Jenkins –&gt;Script Console</text:span></text:p>
      <text:p text:style-name="P33"><text:tab/>Groovy ,python ,ssh commands<text:s/></text:p>
      <text:p text:style-name="Normal"><text:span text:style-name="T34"></text:span><text:span text:style-name="T35">Jenkins – Manage Jenkins</text:span><text:span text:style-name="T36"></text:span><text:span text:style-name="T37"><text:s/>Managed Files</text:span><text:span text:style-name="T38"><text:s/></text:span></text:p>
      <text:p text:style-name="P39"><text:tab/>Json , xml , groovy</text:p>
      <text:p text:style-name="P40">--------------------------------------------------------------------------------------------------------------------------------------</text:p>
      <text:p text:style-name="P41"/>
      <text:p text:style-name="P42">Free Style<text:s/>Project<text:s/></text:p>
      <text:p text:style-name="P43"><text:tab/>Build with Parameters : uid and pwd</text:p>
      <text:p text:style-name="P44"><text:tab/>Retry count – 1</text:p>
      <text:p text:style-name="P45"/>
      <text:p text:style-name="P46"/>
      <text:soft-page-break/>
      <text:p text:style-name="P47"><text:tab/>Source Code management : Git ,Cvs<text:s/></text:p>
      <text:p text:style-name="P48"><text:tab/><text:tab/>Url : Http or SSH from the Git<text:s/></text:p>
      <text:p text:style-name="P49"><text:tab/><text:s/><text:tab/>Branches to Build : */master<text:s/></text:p>
      <text:p text:style-name="P50">Build Settings<text:s/></text:p>
      <text:p text:style-name="P51"><text:tab/>Publish Find Bugs Analysis Results<text:s/></text:p>
      <text:p text:style-name="P52"><text:tab/>Email Notification<text:s/><text:tab/></text:p>
      <text:p text:style-name="P53"><text:tab/></text:p>
      <text:p text:style-name="Normal"><text:span text:style-name="T54">Code Pushed Git Hub Rep<text:s/></text:span><text:span text:style-name="T55"></text:span><text:span text:style-name="T56"><text:s/></text:span><text:span text:style-name="T57">Find Bugs Code Coverage</text:span><text:span text:style-name="T58"></text:span><text:span text:style-name="T59"><text:s/>Starts with build<text:s/></text:span><text:span text:style-name="T60"></text:span><text:span text:style-name="T61"><text:s/></text:span><text:span text:style-name="T62"></text:span><text:span text:style-name="T63">Dev Deploy<text:s/></text:span><text:span text:style-name="T64">Pushed to Develop Env<text:s/></text:span><text:span text:style-name="T65"></text:span><text:span text:style-name="T66"><text:s/>Testing – Smoke /Unit Test<text:s/></text:span><text:span text:style-name="T67"></text:span><text:span text:style-name="T68">QA</text:span><text:span text:style-name="T69"><text:s/></text:span><text:span text:style-name="T70">deploy new Build QA Environment<text:s/></text:span><text:span text:style-name="T71"></text:span><text:span text:style-name="T72">Deployment</text:span><text:span text:style-name="T73"><text:s/>Successful<text:s/></text:span><text:span text:style-name="T74"></text:span><text:span text:style-name="T75"><text:s/>Automation Scripts will Trigger<text:s/></text:span><text:span text:style-name="T76"></text:span><text:span text:style-name="T77"><text:s/>HTML Report : Email Notificatio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hyam Emmadi</meta:initial-creator>
    <dc:creator>Shyam Emmadi</dc:creator>
    <meta:creation-date>2019-05-29T11:57:00Z</meta:creation-date>
    <dc:date>2019-05-29T13:15:00Z</dc:date>
    <meta:template xlink:href="Normal" xlink:type="simple"/>
    <meta:editing-cycles>14</meta:editing-cycles>
    <meta:editing-duration>PT4680S</meta:editing-duration>
    <meta:document-statistic meta:page-count="2" meta:paragraph-count="2" meta:word-count="217" meta:character-count="1455" meta:row-count="10" meta:non-whitespace-character-count="1240"/>
  </office:meta>
</office:document-meta>
</file>